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b828e" officeooo:paragraph-rsid="000b828e"/>
    </style:style>
    <style:style style:name="P2" style:family="paragraph" style:parent-style-name="Standard">
      <style:text-properties fo:font-weight="bold" officeooo:rsid="000b828e" officeooo:paragraph-rsid="000b828e" style:font-weight-asian="bold" style:font-weight-complex="bold"/>
    </style:style>
    <style:style style:name="P3" style:family="paragraph" style:parent-style-name="Standard">
      <style:text-properties officeooo:rsid="000cb6dc" officeooo:paragraph-rsid="000e59d9"/>
    </style:style>
    <style:style style:name="P4" style:family="paragraph" style:parent-style-name="Standard">
      <style:text-properties officeooo:rsid="000cb6dc" officeooo:paragraph-rsid="0019af4b"/>
    </style:style>
    <style:style style:name="P5" style:family="paragraph" style:parent-style-name="Standard">
      <style:text-properties officeooo:rsid="000e4493" officeooo:paragraph-rsid="0019145a"/>
    </style:style>
    <style:style style:name="P6" style:family="paragraph" style:parent-style-name="Standard">
      <style:text-properties officeooo:rsid="0019af4b" officeooo:paragraph-rsid="0019af4b"/>
    </style:style>
    <style:style style:name="P7" style:family="paragraph" style:parent-style-name="Header">
      <style:text-properties officeooo:rsid="001fd8aa" officeooo:paragraph-rsid="001fd8aa"/>
    </style:style>
    <style:style style:name="T1" style:family="text">
      <style:text-properties officeooo:rsid="000e4493"/>
    </style:style>
    <style:style style:name="T2" style:family="text">
      <style:text-properties officeooo:rsid="001e2ba2"/>
    </style:style>
    <style:style style:name="T3" style:family="text">
      <style:text-properties officeooo:rsid="001ef39f"/>
    </style:style>
    <style:style style:name="T4" style:family="text">
      <style:text-properties officeooo:rsid="001fd8aa"/>
    </style:style>
    <style:style style:name="T5" style:family="text">
      <style:text-properties fo:font-size="10pt" style:font-size-asian="10pt" style:font-size-complex="10pt"/>
    </style:style>
    <style:style style:name="T6"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S</text:span>ubject: <text:span text:style-name="T2">E</text:span>lectric signage <text:span text:style-name="T2">for my company</text:span></text:p>
      <text:p text:style-name="P1"/>
      <text:p text:style-name="P1">Dear Mr Walters,</text:p>
      <text:p text:style-name="P1"/>
      <text:p text:style-name="P3">The advantages of electric signage very much depend on your field of usage. If you for example will use the signboards indoors you will probably need electric ones since they give of a high-tech feeling and you do not have to worry about <text:span text:style-name="T1">environmental factors like rain or wind.</text:span></text:p>
      <text:p text:style-name="P5"><text:tab/>However in the outdoors the cost for sturdy electric signage can skyrocket very quickly and is most times not worth the money. Here I would leave my traditional ones since they accomplish the job very well.</text:p>
      <text:p text:style-name="P5"><text:tab/><text:span text:style-name="T2">It should also be mentioned that electric signage will always be more catchy and interesting than normal signage and people will almost always stay and look at the newer ones. Also they can take far more place than standard ones.</text:span></text:p>
      <text:p text:style-name="P4"/>
      <text:p text:style-name="P4"/>
      <text:p text:style-name="P6"><text:span text:style-name="T3">I hope that I could help you in your decision and</text:span> am looking forward to hearing from you.</text:p>
      <text:p text:style-name="P4"/>
      <text:p text:style-name="P6">Kind Regards,</text:p>
      <text:p text:style-name="P6">Lukas Schmid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d8aa" officeooo:paragraph-rsid="001fd8aa"/>
    </style:style>
    <style:style style:name="MT1" style:family="text">
      <style:text-properties fo:font-size="11pt"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Lukas Schmidt<text:tab/>4AHIT</text:span><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8:18:52.262967565</meta:creation-date>
    <dc:date>2018-10-19T07:57:19.087029324</dc:date>
    <meta:editing-duration>PT27M29S</meta:editing-duration>
    <meta:editing-cycles>14</meta:editing-cycles>
    <meta:generator>LibreOffice/6.0.6.2$Linux_X86_64 LibreOffice_project/00m0$Build-2</meta:generator>
    <meta:document-statistic meta:table-count="0" meta:image-count="0" meta:object-count="0" meta:page-count="1" meta:paragraph-count="9" meta:word-count="159" meta:character-count="907" meta:non-whitespace-character-count="753"/>
  </office:meta>
</office:document-meta>
</file>